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24D4DECAECA.png"/>
  <manifest:file-entry manifest:media-type="image/png" manifest:full-path="Pictures/100000000000033C0000014ECFF40FE0.png"/>
  <manifest:file-entry manifest:media-type="image/png" manifest:full-path="Pictures/100000000000033D00000193B03EE96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draw:frame draw:style-name="fr1" draw:name="graphics1" text:anchor-type="paragraph" svg:width="6.9252in" svg:height="3.3409in" draw:z-index="0"><draw:image xlink:href="Pictures/10000000000005560000024D4DECAECA.png" xlink:type="simple" xlink:show="embed" xlink:actuate="onLoad"/></draw:frame></text:p>
      <text:p text:style-name="Standard"/>
      <text:p text:style-name="Standard"><draw:frame draw:style-name="fr1" draw:name="graphics2" text:anchor-type="paragraph" svg:width="6.9252in" svg:height="3.3661in" draw:z-index="1"><draw:image xlink:href="Pictures/100000000000033D00000193B03EE962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graphics3" text:anchor-type="paragraph" svg:width="6.9252in" svg:height="2.7929in" draw:z-index="2"><draw:image xlink:href="Pictures/100000000000033C0000014ECFF40FE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ishnu Vardhan</meta:initial-creator>
    <meta:creation-date>2020-01-28T09:50:17.13</meta:creation-date>
    <meta:document-statistic meta:table-count="0" meta:image-count="3" meta:object-count="0" meta:page-count="2" meta:paragraph-count="0" meta:word-count="0" meta:character-count="0"/>
    <dc:date>2020-01-28T18:28:12.93</dc:date>
    <dc:creator>Vishnu Vardhan</dc:creator>
    <meta:editing-duration>PT8H22M45S</meta:editing-duration>
    <meta:editing-cycles>1</meta:editing-cycles>
    <meta:generator>OpenOffice/4.1.3$Win32 OpenOffice.org_project/413m1$Build-9783</meta:generator>
  </office:meta>
</office:document-meta>
</file>